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7" table:number-rows-spanned="1">
            <text:p>Estimated model</text:p>
          </table:table-cell>
          <table:covered-table-cell table:style-name="ce1"/>
          <table:covered-table-cell/>
          <table:covered-table-cell table:style-name="ce1"/>
          <table:covered-table-cell table:number-columns-repeated="3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6" table:number-rows-spanned="1">
            <text:p>Sequential failures and 2 payload cases</text:p>
          </table:table-cell>
          <table:covered-table-cell/>
          <table:covered-table-cell table:style-name="ce1"/>
          <table:covered-table-cell table:number-columns-repeated="3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5"/>
          <table:table-cell table:style-name="ce3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5"/>
          <table:table-cell table:style-name="ce3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 table:number-columns-repeated="7"/>
          <table:table-cell office:value-type="float" office:value="1.833" calcext:value-type="float">
            <text:p>1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</text:p>
          </table:table-cell>
          <table:table-cell table:number-columns-repeated="7"/>
          <table:table-cell office:value-type="float" office:value="1.754" calcext:value-type="float">
            <text:p>1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 table:number-columns-repeated="7"/>
          <table:table-cell office:value-type="float" office:value="1.763" calcext:value-type="float">
            <text:p>1,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office:value-type="float" office:value="3.252" calcext:value-type="float">
            <text:p>3,252</text:p>
          </table:table-cell>
          <table:table-cell table:number-columns-repeated="5"/>
          <table:table-cell office:value-type="float" office:value="1.657" calcext:value-type="float">
            <text:p>1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office:value-type="float" office:value="6.914" calcext:value-type="float">
            <text:p>6,914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672" calcext:value-type="float">
            <text:p>1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office:value-type="float" office:value="4.857" calcext:value-type="float">
            <text:p>4,857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562" calcext:value-type="float">
            <text:p>1,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</text:p>
          </table:table-cell>
          <table:table-cell table:number-columns-repeated="7"/>
          <table:table-cell office:value-type="float" office:value="1.81" calcext:value-type="float">
            <text:p>1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 with PI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Active Dir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office:value-type="float" office:value="3.995" calcext:value-type="float">
            <text:p>3,995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office:value-type="float" office:value="3.842" calcext:value-type="float">
            <text:p>3,842</text:p>
          </table:table-cell>
          <table:table-cell table:number-columns-repeated="5"/>
          <table:table-cell office:value-type="float" office:value="1.689" calcext:value-type="float">
            <text:p>1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office:value-type="float" office:value="6.989" calcext:value-type="float">
            <text:p>6,989</text:p>
          </table:table-cell>
          <table:table-cell table:number-columns-repeated="5"/>
          <table:table-cell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 table:number-columns-repeated="7"/>
          <table:table-cell office:value-type="float" office:value="1.933" calcext:value-type="float">
            <text:p>1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/00/0000</text:date>, <text:time style:data-style-name="N2" text:time-value="22:51:18.850839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2-27T22:54:54.971567415</dc:date>
    <meta:editing-duration>PT1H3M50S</meta:editing-duration>
    <meta:editing-cycles>10</meta:editing-cycles>
    <meta:generator>LibreOffice/5.1.6.2$Linux_X86_64 LibreOffice_project/10m0$Build-2</meta:generator>
    <meta:document-statistic meta:table-count="1" meta:cell-count="79" meta:object-count="0"/>
  </office:meta>
</office:document-meta>
</file>